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5.9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51.4pt"/>
    </style:style>
    <style:style style:name="co4" style:family="table-column">
      <style:table-column-properties fo:break-before="auto" style:column-width="127.11pt"/>
    </style:style>
    <style:style style:name="co5" style:family="table-column">
      <style:table-column-properties fo:break-before="auto" style:column-width="99.35pt"/>
    </style:style>
    <style:style style:name="co6" style:family="table-column">
      <style:table-column-properties fo:break-before="auto" style:column-width="93.74pt"/>
    </style:style>
    <style:style style:name="co7" style:family="table-column">
      <style:table-column-properties fo:break-before="auto" style:column-width="236.86pt"/>
    </style:style>
    <style:style style:name="co8" style:family="table-column">
      <style:table-column-properties fo:break-before="auto" style:column-width="141.7pt"/>
    </style:style>
    <style:style style:name="co9" style:family="table-column">
      <style:table-column-properties fo:break-before="auto" style:column-width="119.45pt"/>
    </style:style>
    <style:style style:name="co10" style:family="table-column">
      <style:table-column-properties fo:break-before="auto" style:column-width="116.65pt"/>
    </style:style>
    <style:style style:name="co11" style:family="table-column">
      <style:table-column-properties fo:break-before="auto" style:column-width="208.35pt"/>
    </style:style>
    <style:style style:name="co12" style:family="table-column">
      <style:table-column-properties fo:break-before="auto" style:column-width="90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8.24pt" fo:break-before="auto" style:use-optimal-row-height="false"/>
    </style:style>
    <style:style style:name="ro4" style:family="table-row">
      <style:table-row-properties style:row-height="33.76pt" fo:break-before="auto" style:use-optimal-row-height="false"/>
    </style:style>
    <style:style style:name="ta1" style:family="table" style:master-page-name="PageStyle_5f_GFX">
      <style:table-properties table:display="true" style:writing-mode="lr-tb"/>
    </style:style>
    <style:style style:name="ta2" style:family="table" style:master-page-name="PageStyle_5f_old_20_spc">
      <style:table-properties table:display="true" style:writing-mode="lr-tb"/>
    </style:style>
    <style:style style:name="ta3" style:family="table" style:master-page-name="PageStyle_5f_budget">
      <style:table-properties table:display="true" style:writing-mode="lr-tb"/>
    </style:style>
    <style:style style:name="ta4" style:family="table" style:master-page-name="PageStyle_5f_MOBOcombos">
      <style:table-properties table:display="true" style:writing-mode="lr-tb"/>
    </style:style>
    <style:style style:name="ta5" style:family="table" style:master-page-name="PageStyle_5f_usb_20_specs">
      <style:table-properties table:display="true" style:writing-mode="lr-tb"/>
    </style:style>
    <style:style style:name="ta6" style:family="table" style:master-page-name="PageStyle_5f_CPU">
      <style:table-properties table:display="true" style:writing-mode="lr-tb"/>
    </style:style>
    <style:style style:name="ta7" style:family="table" style:master-page-name="PageStyle_5f_RA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&quot;if I13&lt;4&quot;)" style:apply-style-name="ConditionalStyle_5f_1" style:base-cell-address="MOBOcombos.A4"/>
    </style:style>
    <style:style style:name="ce9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&quot;if I13&lt;4&quot;)" style:apply-style-name="ConditionalStyle_5f_1" style:base-cell-address="MOBOcombos.A4"/>
    </style:style>
    <style:style style:name="ce13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a4335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34a85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&quot;if I13&lt;4&quot;)" style:apply-style-name="ConditionalStyle_5f_1" style:base-cell-address="MOBOcombos.A4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FX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ice exvat</text:p>
          </table:table-cell>
          <table:table-cell table:style-name="ce1" office:value-type="string" calcext:value-type="string">
            <text:p>price incvat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VRA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www.ebuyer.com/1414782-sapphire-radeon-rx-6500-xt-4gb-pulse-graphics-card-11314-01-20g" xlink:type="simple">https://www.ebuyer.com/1414782-sapphire-radeon-rx-6500-xt-4gb-pulse-graphics-card-11314-01-20g</text:a></text:p>
          </table:table-cell>
          <table:table-cell table:style-name="ce4" table:formula="of:=[.C2]/1.2" office:value-type="float" office:value="183.333333333333" calcext:value-type="float">
            <text:p>183.333333333333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6500 xt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www.overclockers.co.uk/sapphire-radeon-rx-6600-pulse-gaming-8gb-gddr6-pci-express-graphics-card-gx-39r-sp.html" xlink:type="simple">https://www.overclockers.co.uk/sapphire-radeon-rx-6600-pulse-gaming-8gb-gddr6-pci-express-graphics-card-gx-39r-sp.html</text:a></text:p>
          </table:table-cell>
          <table:table-cell table:style-name="ce4" table:formula="of:=[.C3]/1.2" office:value-type="float" office:value="366.666666666667" calcext:value-type="float">
            <text:p>366.666666666667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6600 <text:s/>xt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ld spc" table:style-name="ta2">
        <table:table-column table:style-name="co2" table:default-cell-style-name="Default"/>
        <table:table-column table:style-name="co3" table:default-cell-style-name="Default"/>
        <table:table-column table:style-name="co2" table:number-columns-repeated="1022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style-name="ce5" office:value-type="float" office:value="200360300" calcext:value-type="float">
            <text:p>200,360,300</text:p>
          </table:table-cell>
          <table:table-cell table:style-name="ce1" office:value-type="string" calcext:value-type="string">
            <text:p>Micro ATX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bo</text:p>
          </table:table-cell>
          <table:table-cell table:style-name="ce1" office:value-type="string" calcext:value-type="string">
            <text:p>gigabyte ga-h6-1m-ds2 dv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i53450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dget" table:style-name="ta3">
        <table:table-column table:style-name="co2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3">
          <table:table-cell/>
          <table:table-cell table:style-name="ce4" table:formula="of:=SUM([.B2:.B1001])" office:value-type="float" office:value="670" calcext:value-type="float">
            <text:p>670</text:p>
          </table:table-cell>
          <table:table-cell table:style-name="ce4" table:formula="of:=SUM([.C2:.C1001])" office:value-type="float" office:value="1130" calcext:value-type="float">
            <text:p>11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BO, CPU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M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rage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sn550 1t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su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450 bronze</text:p>
          </table:table-cell>
          <table:table-cell table:style-name="ce3" office:value-type="string" calcext:value-type="string">
            <text:p><text:a xlink:href="https://www.awd-it.co.uk/asus-tuf-gaming-450-watt-80-bronze-psu-power-supply.html" xlink:type="simple">https://www.awd-it.co.uk/asus-tuf-gaming-450-watt-80-bronze-psu-power-supply.html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fx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(mobo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den</text:p>
          </table:table-cell>
          <table:table-cell/>
          <table:table-cell table:style-name="ce1" office:value-type="float" office:value="-250" calcext:value-type="float">
            <text:p>-2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d</text:p>
          </table:table-cell>
          <table:table-cell/>
          <table:table-cell table:style-name="ce1" office:value-type="float" office:value="-150" calcext:value-type="float">
            <text:p>-1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nny</text:p>
          </table:table-cell>
          <table:table-cell/>
          <table:table-cell table:style-name="ce1" office:value-type="float" office:value="-50" calcext:value-type="float">
            <text:p>-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m</text:p>
          </table:table-cell>
          <table:table-cell/>
          <table:table-cell table:style-name="ce1" office:value-type="float" office:value="-150" calcext:value-type="float">
            <text:p>-150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exvat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 office:value-type="string" calcext:value-type="string">
            <text:p>prebuilt full pc</text:p>
          </table:table-cell>
          <table:table-cell table:style-name="ce1" table:formula="of:=SUM([.C20:.C27])" office:value-type="float" office:value="485" calcext:value-type="float">
            <text:p>4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built</text:p>
          </table:table-cell>
          <table:table-cell table:style-name="ce3" office:value-type="string" calcext:value-type="string">
            <text:p><text:a xlink:href="https://www.awd-it.co.uk/awd-void-ryzen-5-5600g-6-core-4-4ghz-amd-radeon-rx-6500-xt-4gb-desktop-pc-for-gaming.html" xlink:type="simple">https://www.awd-it.co.uk/awd-void-ryzen-5-5600g-6-core-4-4ghz-amd-radeon-rx-6500-xt-4gb-desktop-pc-for-gaming.html</text:a></text:p>
          </table:table-cell>
          <table:table-cell table:style-name="ce1" office:value-type="float" office:value="685" calcext:value-type="float">
            <text:p>6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kolink voi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bo</text:p>
          </table:table-cell>
          <table:table-cell table:style-name="ce1" office:value-type="string" calcext:value-type="string">
            <text:p>B550M-A-PRO MSI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fx</text:p>
          </table:table-cell>
          <table:table-cell/>
          <table:table-cell table:style-name="ce1"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5600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16G x lpx 3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1TB SN5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su</text:p>
          </table:table-cell>
          <table:table-cell table:style-name="ce1" office:value-type="string" calcext:value-type="string">
            <text:p>500w kolin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1222Mbps interna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ns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upgrade kit + case et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0" calcext:value-type="float">
            <text:p>46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bo</text:p>
          </table:table-cell>
          <table:table-cell table:style-name="ce1" office:value-type="string" calcext:value-type="string">
            <text:p>B550M PRO-VDH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f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5600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16G x lpx 3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1tb sn55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su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ns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upgrade kit + case et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bo</text:p>
          </table:table-cell>
          <table:table-cell table:style-name="ce1" office:value-type="string" calcext:value-type="string">
            <text:p>B550M PRO-VDH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f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5600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16G x lpx 32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1tb sn5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s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ns</text:p>
          </table:table-cell>
          <table:table-cell table:number-columns-repeated="102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BOcombos" table:style-name="ta4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ice exvat</text:p>
          </table:table-cell>
          <table:table-cell table:style-name="ce1" office:value-type="string" calcext:value-type="string">
            <text:p>princeincvat</text:p>
          </table:table-cell>
          <table:table-cell table:style-name="ce1" office:value-type="string" calcext:value-type="string">
            <text:p>mobo</text:p>
          </table:table-cell>
          <table:table-cell table:style-name="ce1" office:value-type="string" calcext:value-type="string">
            <text:p>mobo model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pu cooler?</text:p>
          </table:table-cell>
          <table:table-cell table:style-name="ce1" office:value-type="string" calcext:value-type="string">
            <text:p>wifi</text:p>
          </table:table-cell>
          <table:table-cell table:style-name="ce1" office:value-type="string" calcext:value-type="string">
            <text:p>RAM SLOTS</text:p>
          </table:table-cell>
          <table:table-cell table:style-name="ce1" office:value-type="string" calcext:value-type="string">
            <text:p>PC!e V</text:p>
          </table:table-cell>
          <table:table-cell table:style-name="ce1" office:value-type="string" calcext:value-type="string">
            <text:p># USB</text:p>
          </table:table-cell>
          <table:table-cell table:style-name="ce1" office:value-type="string" calcext:value-type="string">
            <text:p># SATA</text:p>
          </table:table-cell>
          <table:table-cell/>
          <table:table-cell table:style-name="ce1" office:value-type="string" calcext:value-type="string">
            <text:p>chipset</text:p>
          </table:table-cell>
          <table:table-cell/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mobo sep price</text:p>
          </table:table-cell>
          <table:table-cell table:style-name="ce1" office:value-type="string" calcext:value-type="string">
            <text:p>cpu sep price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<text:a xlink:href="https://www.awd-it.co.uk/catalogsearch/result/index/?q=b550m&amp;product_list_order=low_to_high" xlink:type="simple">https://www.awd-it.co.uk/catalogsearch/result/index/?q=b550m&amp;product_list_order=low_to_high</text:a>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/>
          <table:table-cell table:style-name="ce1" office:value-type="string" calcext:value-type="string">
            <text:p>B550M-A PRO </text:p>
          </table:table-cell>
          <table:table-cell table:style-name="ce1" office:value-type="string" calcext:value-type="string">
            <text:p>MOBO ONLY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www.awd-it.co.uk/intel-i5-9600kf-4-6ghz-six-core-coffee-lake-asus-h310m-k-motherboard-cpu-ddr4-bundle.html" xlink:type="simple">https://www.awd-it.co.uk/intel-i5-9600kf-4-6ghz-six-core-coffee-lake-asus-h310m-k-motherboard-cpu-ddr4-bundle.html</text:a>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200" calcext:value-type="float">
            <text:p>200</text:p>
          </table:table-cell>
          <table:table-cell table:style-name="ce11"/>
          <table:table-cell table:style-name="ce11" office:value-type="string" calcext:value-type="string">
            <text:p>Asus H310M-K</text:p>
          </table:table-cell>
          <table:table-cell table:style-name="ce11" office:value-type="string" calcext:value-type="string">
            <text:p>i5 9600kf</text:p>
          </table:table-cell>
          <table:table-cell table:style-name="ce19" table:number-columns-repeated="9"/>
          <table:table-cell table:style-name="ce11" office:value-type="string" calcext:value-type="string">
            <text:p>none</text:p>
          </table:table-cell>
          <table:table-cell table:style-name="ce19" table:number-columns-repeated="19"/>
          <table:table-cell table:number-columns-repeated="989"/>
        </table:table-row>
        <table:table-row table:style-name="ro1">
          <table:table-cell table:style-name="ce8" office:value-type="string" calcext:value-type="string">
            <text:p><text:a xlink:href="https://www.awd-it.co.uk/amd-ryzen-5-3600-six-core-4.2ghz-gigabyte-a320m-h-motherboard-cpu-bundle.html" xlink:type="simple">https://www.awd-it.co.uk/amd-ryzen-5-3600-six-core-4.2ghz-gigabyte-a320m-h-motherboard-cpu-bundle.html</text:a>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210" calcext:value-type="float">
            <text:p>210</text:p>
          </table:table-cell>
          <table:table-cell table:style-name="ce12"/>
          <table:table-cell table:style-name="ce12" office:value-type="string" calcext:value-type="string">
            <text:p>Gigabyte A320M-H</text:p>
          </table:table-cell>
          <table:table-cell table:style-name="ce12" office:value-type="string" calcext:value-type="string">
            <text:p>ryzen 5 3600</text:p>
          </table:table-cell>
          <table:table-cell table:style-name="ce20" table:number-columns-repeated="29"/>
          <table:table-cell table:number-columns-repeated="989"/>
        </table:table-row>
        <table:table-row table:style-name="ro1">
          <table:table-cell table:style-name="ce2" office:value-type="string" calcext:value-type="string">
            <text:p><text:a xlink:href="https://www.awd-it.co.uk/amd-ryzen-5-3600-six-core-4.2ghz-gigabyte-b450m-gaming-motherboard-cpu-bundle.html" xlink:type="simple">https://www.awd-it.co.uk/amd-ryzen-5-3600-six-core-4.2ghz-gigabyte-b450m-gaming-motherboard-cpu-bundle.html</text:a>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50" calcext:value-type="float">
            <text:p>250</text:p>
          </table:table-cell>
          <table:table-cell table:style-name="ce18" office:value-type="string" calcext:value-type="string">
            <text:p>B450M</text:p>
          </table:table-cell>
          <table:table-cell table:style-name="ce1" office:value-type="string" calcext:value-type="string">
            <text:p>Gigabyte </text:p>
          </table:table-cell>
          <table:table-cell table:style-name="ce1" office:value-type="string" calcext:value-type="string">
            <text:p>ryzen 5 3600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a xlink:href="https://www.awd-it.co.uk/amd-ryzen-5-3600-six-core-4.2ghz-asus-b450m-k-motherboard-cpu-bundle.html" xlink:type="simple">https://www.awd-it.co.uk/amd-ryzen-5-3600-six-core-4.2ghz-asus-b450m-k-motherboard-cpu-bundle.html</text:a>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59" calcext:value-type="float">
            <text:p>259</text:p>
          </table:table-cell>
          <table:table-cell table:style-name="ce18" office:value-type="string" calcext:value-type="string">
            <text:p>B450M-k</text:p>
          </table:table-cell>
          <table:table-cell table:style-name="ce1" office:value-type="string" calcext:value-type="string">
            <text:p>ASus </text:p>
          </table:table-cell>
          <table:table-cell table:style-name="ce1" office:value-type="string" calcext:value-type="string">
            <text:p>ryzen 5 3600</text:p>
          </table:table-cell>
          <table:table-cell table:style-name="ce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www.awd-it.co.uk/amd-ryzen-5-3600-six-core-4.2ghz-msi-b450-tomahawk-motherboard-cpu-bundle.html" xlink:type="simple">https://www.awd-it.co.uk/amd-ryzen-5-3600-six-core-4.2ghz-msi-b450-tomahawk-motherboard-cpu-bundle.html</text:a>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59" calcext:value-type="float">
            <text:p>259</text:p>
          </table:table-cell>
          <table:table-cell table:style-name="ce18" office:value-type="string" calcext:value-type="string">
            <text:p>B450</text:p>
          </table:table-cell>
          <table:table-cell table:style-name="ce1" office:value-type="string" calcext:value-type="string">
            <text:p>MSI TOMAHAWK MAX</text:p>
          </table:table-cell>
          <table:table-cell table:style-name="ce1" office:value-type="string" calcext:value-type="string">
            <text:p>ryzen 5 3600</text:p>
          </table:table-cell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1" office:value-type="string" calcext:value-type="string">
            <text:p>3.1 gen 2</text:p>
          </table:table-cell>
          <table:table-cell table:number-columns-repeated="5"/>
          <table:table-cell table:style-name="ce1" office:value-type="float" office:value="60" calcext:value-type="float">
            <text:p>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<text:a xlink:href="https://www.awd-it.co.uk/amd-ryzen-5-3600-4.2ghz-six-core-msi-b450-gaming-pro-carbon-max-wifi-motherboard-cpu-bundle.html" xlink:type="simple">https://www.awd-it.co.uk/amd-ryzen-5-3600-4.2ghz-six-core-msi-b450-gaming-pro-carbon-max-wifi-motherboard-cpu-bundle.html</text:a>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70" calcext:value-type="float">
            <text:p>270</text:p>
          </table:table-cell>
          <table:table-cell table:style-name="ce18" office:value-type="string" calcext:value-type="string">
            <text:p>B450</text:p>
          </table:table-cell>
          <table:table-cell table:style-name="ce1" office:value-type="string" calcext:value-type="string">
            <text:p>MSI GAMING PRO CARBON MAX WIFI</text:p>
          </table:table-cell>
          <table:table-cell table:style-name="ce1" office:value-type="string" calcext:value-type="string">
            <text:p>ryzen 5 3600</text:p>
          </table:table-cell>
          <table:table-cell/>
          <table:table-cell table:style-name="ce1" office:value-type="string" calcext:value-type="string">
            <text:p>YES</text:p>
          </table:table-cell>
          <table:table-cell table:number-columns-repeated="2"/>
          <table:table-cell table:style-name="ce1" office:value-type="string" calcext:value-type="string">
            <text:p>3.2 gen 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<text:a xlink:href="https://www.awd-it.co.uk/amd-ryzen-5-3600-six-core-4.2ghz-msi-b550m-bazooka-motherboard-cpu-bundle.html" xlink:type="simple">https://www.awd-it.co.uk/amd-ryzen-5-3600-six-core-4.2ghz-msi-b550m-bazooka-motherboard-cpu-bundle.html</text:a>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80" calcext:value-type="float">
            <text:p>280</text:p>
          </table:table-cell>
          <table:table-cell table:style-name="ce18" office:value-type="string" calcext:value-type="string">
            <text:p>B550M</text:p>
          </table:table-cell>
          <table:table-cell table:style-name="ce1" office:value-type="string" calcext:value-type="string">
            <text:p>MSI Bazooka</text:p>
          </table:table-cell>
          <table:table-cell table:style-name="ce1" office:value-type="string" calcext:value-type="string">
            <text:p>ryzen 5 36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www.awd-it.co.uk/components/processors/amd.html?filter_stock=1&amp;product_list_order=low_to_high" xlink:type="simple">https://www.awd-it.co.uk/components/processors/amd.html?filter_stock=1&amp;product_list_order=low_to_high</text:a></text:p>
          </table:table-cell>
          <table:table-cell table:style-name="ce1" office:value-type="float" office:value="233" calcext:value-type="float">
            <text:p>233</text:p>
          </table:table-cell>
          <table:table-cell table:number-columns-repeated="2"/>
          <table:table-cell table:style-name="ce1" office:value-type="string" calcext:value-type="string">
            <text:p>CPU ONLY</text:p>
          </table:table-cell>
          <table:table-cell table:style-name="ce1" office:value-type="string" calcext:value-type="string">
            <text:p>5600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www.awd-it.co.uk/catalog/product/view/id/28045/s/amd-ryzen-5-5600g-six-core-4.4ghz-msi-b550m-pro-vdh-motherboard-cpu-bundle/category/195/" xlink:type="simple">https://www.awd-it.co.uk/catalog/product/view/id/28045/s/amd-ryzen-5-5600g-six-core-4.4ghz-msi-b550m-pro-vdh-motherboard-cpu-bundle/category/195/</text:a>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B550M </text:p>
          </table:table-cell>
          <table:table-cell table:style-name="ce1" office:value-type="string" calcext:value-type="string">
            <text:p>MSI PRO-VDH</text:p>
          </table:table-cell>
          <table:table-cell table:style-name="ce1" office:value-type="string" calcext:value-type="string">
            <text:p>5600G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awd-it.co.uk/catalog/product/view/id/22869/s/amd-ryzen-5-5600g-six-core-4.4ghz-asus-prime-b550m-a-motherboard-cpu-bundle/category/195/" xlink:type="simple">https://www.awd-it.co.uk/catalog/product/view/id/22869/s/amd-ryzen-5-5600g-six-core-4.4ghz-asus-prime-b550m-a-motherboard-cpu-bundle/category/195/</text:a>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B550M-A </text:p>
          </table:table-cell>
          <table:table-cell table:style-name="ce1" office:value-type="string" calcext:value-type="string">
            <text:p>ASUS PRIME </text:p>
          </table:table-cell>
          <table:table-cell table:style-name="ce1" office:value-type="string" calcext:value-type="string">
            <text:p>5600G</text:p>
          </table:table-cell>
          <table:table-cell table:style-name="ce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<text:a xlink:href="https://www.awd-it.co.uk/amd-ryzen-5-5600x-six-core-4-4ghz-asus-prime-a520m-k-motherboard-cpu-bundle.html" xlink:type="simple">https://www.awd-it.co.uk/amd-ryzen-5-5600x-six-core-4-4ghz-asus-prime-a520m-k-motherboard-cpu-bundle.html</text:a></text:p>
          </table:table-cell>
          <table:table-cell table:style-name="ce13" office:value-type="float" office:value="250" calcext:value-type="float">
            <text:p>250</text:p>
          </table:table-cell>
          <table:table-cell table:style-name="ce16"/>
          <table:table-cell table:style-name="ce13" office:value-type="string" calcext:value-type="string">
            <text:p>A520M-K</text:p>
          </table:table-cell>
          <table:table-cell table:style-name="ce13" office:value-type="string" calcext:value-type="string">
            <text:p>Asus Prime </text:p>
          </table:table-cell>
          <table:table-cell table:style-name="ce16" table:number-columns-repeated="3"/>
          <table:table-cell table:style-name="ce13" office:value-type="float" office:value="2" calcext:value-type="float">
            <text:p>2</text:p>
          </table:table-cell>
          <table:table-cell table:style-name="ce16" table:number-columns-repeated="26"/>
          <table:table-cell table:number-columns-repeated="989"/>
        </table:table-row>
        <table:table-row table:style-name="ro4">
          <table:table-cell table:style-name="ce2" office:value-type="string" calcext:value-type="string">
            <text:p><text:a xlink:href="https://www.awd-it.co.uk/amd-ryzen-5-5600g-six-core-4-4ghz-msi-b550m-pro-vdh-wifi-motherboard-cpu-bundle.html" xlink:type="simple">https://www.awd-it.co.uk/amd-ryzen-5-5600g-six-core-4-4ghz-msi-b550m-pro-vdh-wifi-motherboard-cpu-bundle.html</text:a>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00" calcext:value-type="float">
            <text:p>300</text:p>
          </table:table-cell>
          <table:table-cell table:style-name="ce18" office:value-type="string" calcext:value-type="string">
            <text:p>B550M</text:p>
          </table:table-cell>
          <table:table-cell table:style-name="ce1" office:value-type="string" calcext:value-type="string">
            <text:p>MSI PRO-VDH WIFI</text:p>
          </table:table-cell>
          <table:table-cell table:style-name="ce1" office:value-type="string" calcext:value-type="string">
            <text:p>5600G</text:p>
          </table:table-cell>
          <table:table-cell table:style-name="ce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s://www.awd-it.co.uk/amd-ryzen-5-5600x-eight-core-4-6ghz-gigabyte-b550m-ds3h-motherboard-cpu-bundle.html" xlink:type="simple">https://www.awd-it.co.uk/amd-ryzen-5-5600x-eight-core-4-6ghz-gigabyte-b550m-ds3h-motherboard-cpu-bundle.html</text:a></text:p>
          </table:table-cell>
          <table:table-cell table:style-name="ce1" office:value-type="float" office:value="280" calcext:value-type="float">
            <text:p>280</text:p>
          </table:table-cell>
          <table:table-cell/>
          <table:table-cell table:style-name="ce1" office:value-type="string" calcext:value-type="string">
            <text:p>B550M-DS3H </text:p>
          </table:table-cell>
          <table:table-cell table:style-name="ce1" office:value-type="string" calcext:value-type="string">
            <text:p>gigabyte</text:p>
          </table:table-cell>
          <table:table-cell table:style-name="ce1" office:value-type="string" calcext:value-type="string">
            <text:p>5600X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<text:a xlink:href="https://www.awd-it.co.uk/amd-ryzen-5-5600x-six-core-4-6ghz-asus-prime-b550m-a-motherboard-cpu-bundle.html" xlink:type="simple">https://www.awd-it.co.uk/amd-ryzen-5-5600x-six-core-4-6ghz-asus-prime-b550m-a-motherboard-cpu-bundle.html</text:a></text:p>
          </table:table-cell>
          <table:table-cell table:style-name="ce14" office:value-type="float" office:value="291" calcext:value-type="float">
            <text:p>291</text:p>
          </table:table-cell>
          <table:table-cell table:style-name="ce17"/>
          <table:table-cell table:style-name="ce14" office:value-type="string" calcext:value-type="string">
            <text:p>B550M-A</text:p>
          </table:table-cell>
          <table:table-cell table:style-name="ce14" office:value-type="string" calcext:value-type="string">
            <text:p>ASUS PRIME </text:p>
          </table:table-cell>
          <table:table-cell table:style-name="ce14" office:value-type="string" calcext:value-type="string">
            <text:p>5600X</text:p>
          </table:table-cell>
          <table:table-cell table:style-name="ce17" table:number-columns-repeated="2"/>
          <table:table-cell table:style-name="ce14" office:value-type="float" office:value="4" calcext:value-type="float">
            <text:p>4</text:p>
          </table:table-cell>
          <table:table-cell table:style-name="ce17" table:number-columns-repeated="26"/>
          <table:table-cell table:number-columns-repeated="989"/>
        </table:table-row>
        <table:table-row table:style-name="ro1">
          <table:table-cell table:style-name="ce2" office:value-type="string" calcext:value-type="string">
            <text:p><text:a xlink:href="https://www.awd-it.co.uk/amd-ryzen-5-5600x-six-core-4-6ghz-asus-tuf-gaming-b550m-plus-micro-atx-motherboard-cpu-bundle.html" xlink:type="simple">https://www.awd-it.co.uk/amd-ryzen-5-5600x-six-core-4-6ghz-asus-tuf-gaming-b550m-plus-micro-atx-motherboard-cpu-bundle.html</text:a>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B550M-PLUS</text:p>
          </table:table-cell>
          <table:table-cell table:style-name="ce1" office:value-type="string" calcext:value-type="string">
            <text:p>ASUS TUF</text:p>
          </table:table-cell>
          <table:table-cell table:style-name="ce1" office:value-type="string" calcext:value-type="string">
            <text:p>5600x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www.awd-it.co.uk/amd-ryzen-5-5600x-six-core-4-6ghz-asus-prime-b550m-k-motherboard-cpu-bundle.html" xlink:type="simple">https://www.awd-it.co.uk/amd-ryzen-5-5600x-six-core-4-6ghz-asus-prime-b550m-k-motherboard-cpu-bundle.html</text:a>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B550M-K \</text:p>
          </table:table-cell>
          <table:table-cell table:style-name="ce1" office:value-type="string" calcext:value-type="string">
            <text:p>ASUS PRIME </text:p>
          </table:table-cell>
          <table:table-cell table:style-name="ce1" office:value-type="string" calcext:value-type="string">
            <text:p>5600x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<text:a xlink:href="https://www.awd-it.co.uk/amd-ryzen-5-3600-six-core-4.2ghz-asus-prime-b550m-a-motherboard-cpu-bundle.html" xlink:type="simple">https://www.awd-it.co.uk/amd-ryzen-5-3600-six-core-4.2ghz-asus-prime-b550m-a-motherboard-cpu-bundle.html</text:a></text:p>
          </table:table-cell>
          <table:table-cell table:style-name="ce15" table:formula="of:=[.C21]/1.2" office:value-type="float" office:value="240.8333333" calcext:value-type="float">
            <text:p>240.83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string" calcext:value-type="string">
            <text:p>B550M-A</text:p>
          </table:table-cell>
          <table:table-cell table:style-name="ce1" office:value-type="string" calcext:value-type="string">
            <text:p>ASUS PRIME </text:p>
          </table:table-cell>
          <table:table-cell table:style-name="ce1" office:value-type="string" calcext:value-type="string">
            <text:p>ryzen 5 360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OBOcombos.A4:MOBOcombos.AI4">
            <calcext:condition calcext:apply-style-name="ConditionalStyle_1" calcext:value="formula-is(&quot;if I13&lt;4&quot;)" calcext:base-cell-address="MOBOcombos.A4"/>
          </calcext:conditional-format>
        </calcext:conditional-formats>
      </table:table>
      <table:table table:name="usb specs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9" table:default-cell-style-name="Default"/>
        <table:table-row table:style-name="ro1">
          <table:table-cell table:style-name="ce21" office:value-type="string" calcext:value-type="string">
            <text:p>USB 3.2 version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New name</text:p>
          </table:table-cell>
          <table:table-cell table:style-name="ce22" office:value-type="string" calcext:value-type="string">
            <text:p>Old name</text:p>
          </table:table-cell>
          <table:table-cell table:style-name="ce22" office:value-type="string" calcext:value-type="string">
            <text:p>Original name</text:p>
          </table:table-cell>
          <table:table-cell table:style-name="ce22" office:value-type="string" calcext:value-type="string">
            <text:p>SuperSpeed name</text:p>
          </table:table-cell>
          <table:table-cell table:style-name="ce22" office:value-type="string" calcext:value-type="string">
            <text:p>Max speed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USB 3.2 Gen 2x2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USB 3.2</text:p>
          </table:table-cell>
          <table:table-cell table:style-name="ce21" office:value-type="string" calcext:value-type="string">
            <text:p>SuperSpeed USB 20Gbps</text:p>
          </table:table-cell>
          <table:table-cell table:style-name="ce21" office:value-type="string" calcext:value-type="string">
            <text:p>20Gbps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USB 3.2 Gen 2</text:p>
          </table:table-cell>
          <table:table-cell table:style-name="ce21" office:value-type="string" calcext:value-type="string">
            <text:p>USB 3.1 Gen 2</text:p>
          </table:table-cell>
          <table:table-cell table:style-name="ce21" office:value-type="string" calcext:value-type="string">
            <text:p>USB 3.1</text:p>
          </table:table-cell>
          <table:table-cell table:style-name="ce21" office:value-type="string" calcext:value-type="string">
            <text:p>SuperSpeed USB 10Gbps</text:p>
          </table:table-cell>
          <table:table-cell table:style-name="ce21" office:value-type="string" calcext:value-type="string">
            <text:p>10Gbps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USB 3.2 Gen 1</text:p>
          </table:table-cell>
          <table:table-cell table:style-name="ce21" office:value-type="string" calcext:value-type="string">
            <text:p>USB 3.1 Gen 1</text:p>
          </table:table-cell>
          <table:table-cell table:style-name="ce21" office:value-type="string" calcext:value-type="string">
            <text:p>USB 3.0</text:p>
          </table:table-cell>
          <table:table-cell table:style-name="ce21" office:value-type="string" calcext:value-type="string">
            <text:p>SuperSpeed USB</text:p>
          </table:table-cell>
          <table:table-cell table:style-name="ce21" office:value-type="string" calcext:value-type="string">
            <text:p>5Gbps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PU" table:style-name="ta6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M" table:style-name="ta7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FX" style:display-name="PageStyle_GF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spc" style:display-name="PageStyle_old sp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" style:display-name="PageStyle_budg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BOcombos" style:display-name="PageStyle_MOBOcomb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b_20_specs" style:display-name="PageStyle_usb spe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" style:display-name="PageStyle_CP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M" style:display-name="PageStyle_R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273" meta:object-count="0"/>
    <meta:generator>LibreOfficeDev/6.0.5.2$Linux_X86_64 LibreOffice_project/</meta:generator>
  </office:meta>
</office:document-meta>
</file>